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3:53: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5T13:53:22.64</dc:date>
    <meta:editing-duration>P179DT13H2M3S</meta:editing-duration>
    <meta:editing-cycles>87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Data			= mkFn(fs, "pat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Data":				out = pat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End If
	TPattern = out
End Function

Function Pattern_Any()
	Static out As Object : If isNull(out) Then
		out = singletonVal(findDataCtor(TPattern, "Any"))
		out.str = TPattern_toString(out)
	End If
	Pattern_Any = out
End Function

Function patAny()
	Static out As Object : If isNull(out) Then
		out = singletonVal(findDataCtor(TPattern, "Any"))
		out.str = TPattern_toString(out)
	End If
	patAny = out
End Function

Function Pattern_Var(Optional nm)
	Static c As Object : If isNull(c) Then
		c = findDataCtor(TPattern, "Var")
	End If
	Dim out
	If isMissing(nm) Then
		out = applyDC(c)
	Else
		out = applyDC(c, nm)
		out.str = TPattern_toString(out)
	End If
	Pattern_Var = out
End Function

Function patVar(Optional nm)
	Static c As Object : If isNull(c) Then
		c = findDataCtor(TPattern, "Var")
	End If
	Dim out
	If isMissing(nm) Then
		out = applyDC(c)
	Else
		out = applyDC(c, nm)
		out.str = TPattern_toString(out)
	End If
	patVar = out
End Function

Function patVar_name(Optional x)
	Static c As Object : If isNull(c) Then
		c = findDataCtor(TPattern, "Var")
	End If
	patVar_name = _destructure(c, 0, x)
End Function

Function Pattern_Const(Optional val)
	Static c As Object : If isNull(c) Then
		c = findDataCtor(TPattern, "Const")
	End If
	Dim out
	If isMissing(val) Then
		out = applyDC(c)
	Else
		out = applyDC(c, val)
		out.str = TPattern_toString(out)
	End If
	Pattern_Const = out
End Function

Function patConst(Optional val)
	Static c As Object : If isNull(c) Then
		c = findDataCtor(TPattern, "Const")
	End If
	Dim out
	If isMissing(val) Then
		out = applyDC(c)
	Else
		out = applyDC(c, val)
		out.str = TPattern_toString(out)
	End If
	patConst = out
End Function

Function patConst_value(Optional x)
	Static c As Object : If isNull(c) Then
		c = findDataCtor(TPattern, "Const")
	End If
	patConst_value = _destructure(c, 0, x)
End Function

Function patData(Optional dc, Optional argPatterns)
	Static oFn As Object, tcPat As Object, cDat As Object
	If isNull(oFn) Then
		oFn = Fn.pat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Data_2nd_arg_wrong_count
		End If
		Dim ap As Variant	' might be whatever
		Dim at As Object	' should be a Type
		Dim i As Integer
		Do Until(isNil(aps))
			ap = car(aps) : aps = cdr(aps)
			at = car(ats) : ats = cdr(ats)
			If hasType(ap, tcPat) Then
				' TODO: check if it is compatible with at
			Else
				Goto patData_2nd_arg_type_error
			End If
			i = i + 1
		Loop
		out.str = TPattern_toString(out)
	End If
	patData = out
	Exit Function
patData_2nd_arg_type_error:
	Dim msg As String
	On Local Error Goto patData_2nd_arg_type_error_skipToString
	msg = ":" &amp; NL &amp; toString(ap)
patData_2nd_arg_type_error_skipToString:
	msg = "invalid 2nd arg: expected a [TPattern]" _
		&amp; NL &amp; "but there's a " &amp; typeStr(ap) _
		&amp; " at index " &amp; i _
		&amp; msg
	On Local Error Goto 0 ' disable error handler
	croak(msg)
patData_2nd_arg_wrong_count:
	On Local Error Goto 0 ' disable error handler
	croak("invalid 2nd arg: " &amp; nameOf(dc) _
		&amp; " needs " &amp; length(argTypes(dc)) &amp; " args" _
		&amp; NL &amp; "but we got " &amp; length(argPatterns) &amp; " patterns" _
	)
End Function

Function patData_ctor(Optional x)
	Static c As Object : If isNull(c) Then
		c = findDataCtor(TPattern, "Data")
	End If
	patData_ctor = _destructure(c, 0, x)
End Function

Function patData_args(Optional x)
	Static c As Object : If isNull(c) Then
		c = findDataCtor(TPattern, "Data")
	End If
	patData_args = _destructure(c, 1, x)
End Function

Function singletonPat(v)
	singletonPat = pat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Dim idcP As Long
	On Local Error Goto TPattern_toSrc_error
	idcP = _id(_ctor(p))
	On Local Error Goto 0
	Select Case idcP
		Case idAny
			out = "_"
		Case idVar
			out = patVar_name(p)
		Case idConst
			Dim v : v = patConst_value(p)
			If isEmpty(v) Then
				out = "()"
			Else
				out = toString(v)
			End If
		Case idData
			Dim c  : c  = patData_ctor(p)
			Dim ps : ps = pat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_ctor(pAny)
		id_cpAny   = _id(cpAny)
		id_cpVar   = _id(_ctor(patVar("x")))
		id_cpConst = _id(_ctor(pat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Const_value(p)
_match_equ_test:			
					If equ(x, v) Then
						out = e
					Else
						out = Empty
					End If
				Case id_cpVar
					nm = patVar_name(p)
					v = lookup(nm, e)
					If isEmpty(v) Then
						' TODO: what if var was bound to value Empty?!
						If isEmpty(x) Then
							Goto _match_cannot_bind_var_to_Empty
						End If
						out = extend(e, nm, x)
					Else
						' tail-call:
						'out = _matches(patConst(v), e, x)
						Goto _match_equ_test
					End If
				Case id_cpData
					pCtor = patData_ctor(p)
					On Local Error Goto _match_type_error
					cx = _ctor(x)
					On Local Error Goto 0 ' disable error handler
					If DataValue_same(cx, pCtor) Then
						pArgs = pat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Any()
	assert_hasCtor(vAny, cAny).x
	' returns the same value again:
	assert_same(patAny(), vAny).x
End Function

Function test_Pattern_Var()
	Dim cVar : cVar = findDataCtor(TPattern, "Var")
	Dim vVar : vVar = patVar("foo")
	assert_hasCtor(vVar, cVar).x
	' destructure:
	assertEqual(patVar_name(vVar), "foo").x
	
	assertEqual(isFn(patVar()), True).x
	'assertThrows(patVar, Array(1)).x	' TODO: typecheck in applyDC
End Function

Function test_Pattern_Const()
	Dim cConst : cConst = findDataCtor(TPattern, "Const")
	Dim vConst : vConst = patConst(42)
	assert_hasCtor(vConst, cConst).x
	' destructure:
	assertEqual(patConst_value(vConst), 42).x

	assertEqual(patConst_value(patConst(Nothing)), Nothing).x
	assertEqual(patConst_value(patConst(Empty)), 	 Empty).x
	assertEqual(patConst_value(patConst("qmbl")),  "qmbl").x
	
	assertEqual(isFn(patConst()), True).x
End Function

Function test_Pattern_Data()
	Dim cDat : cDat = findDataCtor(TPattern, "Data")
	Dim cNil : cNil = Tp.List_Nil
	Dim vNil : vNil = nil
	Dim pNil : pNil = patData(cNil, vNil)
	assert_hasCtor(pNil, cDat).x
	' destructure:
	assert_same(patData_ctor(pNil), cNil).x
	assert_same(patData_args(pNil), vNil).x
	
	Dim c, args, p
	c = Tp.List_Cons
	args = List(patConst(1), pNil)
	p = patData(c, args)
	assert_hasCtor(p, cDat).x
	' destructure:
	assert_same(patData_ctor(p), c).x
	assert_same(patData_args(p), args).x
	
	' expects a data ctor as 1st arg
	assertThrows(patData, Array(TList, args)).x
	assertThrows(patData, Array(vNil,  args)).x
	assertThrows(patData, Array("foo", args)).x
	
	' expects a List as 2nd arg
	assertThrows(patData, Array(c, "foo")).x
	
	' expects a List of *Patterns* as 2nd arg
	assertThrows(patData, Array(c, List(1, pNil))).x
	
	' Pattern list must be same length as data ctor's argTypes
	assertThrows(patData, Array(c, List(pNil))).x

	' Patterns must be compatible with data ctor's argTypes:
	'NYI: assertThrows(patData, Array(c, List(pNil, pNil))).x
End Function

Function test_Pattern_singletonPat()
	Dim cNil  : cNil  = _ctor(nil)
	Dim cData : cData = _ctor(patData(cNil, nil))
	Dim p
	p = singletonPat(nil)
	assert_hasCtor(p, cData).x
	assert_same(patData_ctor(p), cNil).x
	assert_same(patData_args(p), nil).x
End Function

Function test_Pattern_patNil()
	Dim cNil  : cNil  = Tp.List_Nil
	Dim cData : cData = _ctor(patData(cNil, nil))
	Dim p
	p = patNil
	assert_hasCtor(p, cData).x
	assert_same(patData_ctor(p), cNil).x
	assert_same(patData_args(p), nil).x
	' returns the same value again:
	assert_same(patNil, p).x
End Function

Function test_Pattern_patList()
	Dim cNil  : cNil  = Tp.List_Nil
	Dim cCons : cCons = Tp.List_Cons
	Dim cData : cData = _ctor(patData(cNil, nil))
	Dim pAny  : pAny  = patAny
	Dim pNil  : pNil  = patNil
	Dim p, args
	p = patList()
	assert_hasCtor(p, cData).x
	assert_same(patData_ctor(p), cNil).x
	assert_same(patData_args(p), nil).x
	' for empty list (pattern): returns the same value again:
	assert_same(patList(), p).x
	
	p = patList(pAny)
	assert_hasCtor(p, cData).x
	assert_same(patData_ctor(p), cCons).x
	args = patData_args(p)
	assertEqual(length(args), 2).x
	assert_same(car(args), pAny).x
	assert_same(cadr(args), pNil).x
	assert_same(cddr(args), nil).x
	
	Dim p1 : p1 = patConst(1)
	p = patList(pAny, p1)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 pNil).x
	
	Dim pVar : pVar = patVar("x")
	p = patList(pAny, p1, pVar)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atData_ctor(p), cCons).x
	args = patData_args(p)
	assertEqual(length(args), 2).x
	assert_same(car(args), pVar).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_ctor(patAny)
	Dim cVar   : cVar = _ctor(patVar("x"))
	Dim cConst : cConst = findDataCtor(TPattern, "Const")
	Dim cData  : cData = findDataCtor(TPattern, "Data")
	Dim p As Object
	
	' patterns that match a pattern (patterns for a pattern)
	p = patData(cAny, nil)
	assertEqual(TPattern_toSrc(p), "Any").x
	
	p = patData(cVar, List(patConst("x")))
	assertEqual(TPattern_toSrc(p), "Var 'x'").x
	p = patData(cVar, List(patVar("x")))
	assertEqual(TPattern_toSrc(p), "Var x").x
	
	' pattern that matches a list of two Var patterns having the same varname:
	p = patList(p, p)
	assertEqual(TPattern_toSrc(p), "[Var x, Var x]").x

	' pattern that matches a Const pattern
	p = patData(cConst, List(patConst(42)))
	assertEqual(TPattern_toSrc(p), "Const 42").x

	' pattern that matches a Data pattern
	p = patData(cData, List(patVar("ctor"), patVar("args"))
	assertEqual(TPattern_toSrc(p), "Data ctor args").x

	' pattern to match a particular data ctor (as opposed to a value *of* that ctor)
	Dim cDataCtor : cDataCtor = Tp.DataCtor
	Dim cNil      : cNil = Tp.List_Nil
	p = patData(cDataCtor, List( _
		patConst(nameOf(cNil)), _
		patVar("argTypes"), _
		patVar("typeCtor") _
	))
	assertEqual(TPattern_toSrc(p), "DataCtor 'Nil' argTypes typeCtor").x

	' pattern that matches a pattern that matches the empty list
	p = patData(cData, List(p, patAny))
	assertEqual(TPattern_toSrc(p), _
		"Data (DataCtor 'Nil' argTypes typeCtor) _").x
End Function

Function test_Pattern_toString()
	Dim cAny   : cAny = _ctor(patAny)
	Dim cVar   : cVar = _ctor(patVar("x"))
	Dim cConst : cConst = findDataCtor(TPattern, "Const")
	Dim cData  : cData = findDataCtor(TPattern, "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Data(cVar, List(patConst("x")))
	assertEqual(TPattern_toString(p), "Pattern(" &amp; TPattern_toSrc(p) &amp; ")").x
	p = pat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_ctor(pAny)
	Dim pVarX     : pVarX     = patVar("x")
	Dim pVarY     : pVarY     = patVar("y")
	Dim cpVar     : cpVar     = _ctor(pVarX)
	Dim pConst42  : pConst42  = patConst(42)
	Dim pConstFoo : pConstFoo = patConst("Foo")
	Dim cpConst   : cpConst   = _ctor(pConst42)
	Dim pNil      : pNil      = patNil
	Dim cpNil     : cpNil     = _ctor(pNil)
	Dim vNil      : vNil      = nil
	Dim cNil      : cNil	  = _ctor(vNil)
	Dim cCons     : cCons     = Tp.List_Cons
	Dim cDataCtor : cDataCtor = Tp.DataCtor
	
	e = envEmpty
	
	p = patData(cpAny, nil)
	Dim cpData : cpData = _ctor(p)
	
	assert_matches(p, e, pAny		).x
	refute_matches(p, e, pVarX		).x
	refute_matches(p, e, pVarY		).x
	refute_matches(p, e, pConst42	).x
	refute_matches(p, e, pConstFoo	).x
	refute_matches(p, e, p			).x ' p isa Pattern_Data
	refute_matches(p, e, pNil		).x ' pNil isa Pattern_Data
	
	p = patData(cpVar, List(pVarX))
	refute_matches(p, e, pAny		).x
	assert_matches(p, e, pVarX		).x
	assert_matches(p, e, pVarY		).x
	refute_matches(p, e, pConst42	).x
	refute_matches(p, e, pConstFoo	).x
	refute_matches(p, e, p			).x ' p isa Pattern_Data
	refute_matches(p, e, pNil		).x ' pNil isa Pattern_Data
	
	p = pat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Data(cpData, List(pVarX, pVarY))
	refute_matches(p, e, pAny		).x
	refute_matches(p, e, pVarX		).x
	refute_matches(p, e, pVarY		).x
	refute_matches(p, e, pConst42	).x
	refute_matches(p, e, pConstFoo	).x
	assert_matches(p, e, p			).x ' p isa Pattern_Data
	eOut = match(p, e, p)
	assert_same(lookup("x", eOut), patData_ctor(p)).x
	assert_same(lookup("y", eOut), patData_args(p)).x
	
	
	assert_matches(p, e, pNil		).x ' pNil isa Pattern_Data
	eOut = match(p, e, pNil)
	assert_same(lookup("x", eOut), patData_ctor(pNil)).x
	assert_same(lookup("y", eOut), patData_args(pNil)).x
	
	' match a Data pattern for singletons
	' Data x [] -&gt; ...
	p = pat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Data(cNil, nil)
	assert_matches(p, e, patData(cNil, vNil)	).x
	eOut = match(p, e, pNil)
	assert_same(lookup("x", eOut), patData_ctor(pNil)).x
	' cpAny is a singleton data ctor, too
	assert_matches(p, e, patData(cpAny, vNil)	).x
	eOut = match(p, e, patData(cpAny, vNil))
	assert_same(lookup("x", eOut), cpAny).x

	' match the singleton data ctor for the empty list nil
	' (by its name and the fact that it's a singleton data ctor)
	' DataCtor "Nil" [] _ -&gt; ...
	p = pat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Data(cpData, List(pNilCtor, pAny))
	assertEqual(TPattern_toSrc(p), "Data (DataCtor 'Nil' [] _) _").x
	refute_matches(p, e, pAny		).x
	refute_matches(p, e, pVarX		).x
	refute_matches(p, e, pVarY		).x
	refute_matches(p, e, pConst42	).x
	refute_matches(p, e, pConstFoo	).x
	refute_matches(p, e, p			).x
	assert_matches(p, e, pNil		).x
	' pNil = patData(cNil, nil)
	assert_matches(p, e, pat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Data(Tp.List_Nil, nil)
	assertEqual(generic_Data_toString(x), "Data ´Nil []").x
	assertEqual(        Data_toString(x), TPattern_toString(x)).x
	x = patData(Tp.List_Cons, List(patVar("x"), patVar("xs")))
	assertEqual(generic_Data_toString(x), _
		"Data ´Cons [Pattern(x), Pattern(xs)]").x
	assertEqual(        Data_toString(x), TPattern_toString(x)).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